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057cm"/>
    </style:style>
    <style:style style:name="P1" style:family="paragraph">
      <style:text-properties fo:color="#dddddd"/>
    </style:style>
    <style:style style:name="P2" style:family="paragraph">
      <loext:graphic-properties draw:fill="none" draw:fill-color="#ffffff"/>
      <style:text-properties fo:color="#dddddd" style:font-size-asian="18pt" style:font-size-complex="18pt"/>
    </style:style>
    <style:style style:name="T1" style:family="text">
      <style:text-properties fo:color="#dddddd" fo:font-size="54pt" style:font-size-asian="18pt" style:font-size-complex="18pt"/>
    </style:style>
    <style:style style:name="T2" style:family="text">
      <style:text-properties fo:color="#dddddd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7.476cm" svg:height="5.307cm" draw:transform="rotate (0.785398163397448) translate (0.281cm 15.138cm)">
          <draw:text-box>
            <text:p text:style-name="P1"><text:span text:style-name="T1">Gestoría MOLDES</text:span></text:p>
            <text:p text:style-name="P1"><text:span text:style-name="T2">Elena González Mol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ccccc" style:text-outline="tru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03:13:00.712490361</meta:creation-date>
    <dc:date>2015-12-10T14:42:45.995000000</dc:date>
    <meta:editing-duration>PT2M40S</meta:editing-duration>
    <meta:editing-cycles>5</meta:editing-cycles>
    <meta:generator>LibreOffice/5.0.3.2$Windows_x86 LibreOffice_project/e5f16313668ac592c1bfb310f4390624e3dbfb75</meta:generator>
    <meta:document-statistic meta:object-count="1"/>
  </office:meta>
</office:document-meta>
</file>